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129300003505000035073ADE20C14F6212FB.svg" manifest:media-type="image/svg+xml"/>
  <manifest:file-entry manifest:full-path="Pictures/100002010000020100000201FE159C169085CE9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icksand1" svg:font-family="Quicksand" style:font-adornments="Maigre" style:font-pitch="variable"/>
    <style:font-face style:name="Quicksand" svg:font-family="Quicksand"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color="#2d3748" draw:fill="solid" draw:fill-color="#2d3748" draw:textarea-horizontal-align="justify" draw:textarea-vertical-align="middle" draw:auto-grow-height="false" fo:min-height="8.992cm" fo:min-width="12.989cm" fo:wrap-option="no-wrap"/>
    </style:style>
    <style:style style:name="gr2" style:family="graphic" style:parent-style-name="standard">
      <style:graphic-properties draw:stroke="none" svg:stroke-color="#000000" draw:fill="none" draw:fill-color="#ffffff" fo:min-height="9.694cm"/>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2.119cm"/>
    </style:style>
    <style:style style:name="P1" style:family="paragraph">
      <loext:graphic-properties draw:fill="solid" draw:fill-color="#2d3748"/>
      <style:paragraph-properties fo:text-align="center"/>
    </style:style>
    <style:style style:name="P2" style:family="paragraph">
      <style:text-properties fo:font-size="50pt" style:font-size-asian="18pt" style:font-size-complex="18pt"/>
    </style:style>
    <style:style style:name="P3" style:family="paragraph">
      <loext:graphic-properties draw:fill="none" draw:fill-color="#ffffff"/>
      <style:text-properties fo:color="#ffffff" style:font-name="Quicksand" fo:font-size="50pt" fo:font-weight="normal" style:font-size-asian="18pt" style:font-size-complex="18pt"/>
    </style:style>
    <style:style style:name="P4" style:family="paragraph">
      <loext:graphic-properties draw:fill="none"/>
      <style:paragraph-properties fo:text-align="center"/>
    </style:style>
    <style:style style:name="P5" style:family="paragraph">
      <style:text-properties fo:font-size="10.5pt" style:font-size-asian="18pt" style:font-size-complex="18pt"/>
    </style:style>
    <style:style style:name="P6" style:family="paragraph">
      <loext:graphic-properties draw:fill="none" draw:fill-color="#ffffff"/>
      <style:text-properties fo:color="#808080" style:font-name="Quicksand1" fo:font-size="10.5pt" fo:font-weight="normal" style:font-size-asian="18pt" style:font-size-complex="18pt"/>
    </style:style>
    <style:style style:name="T1" style:family="text">
      <style:text-properties fo:color="#ffffff" style:font-name="Quicksand" fo:font-size="50pt" fo:font-weight="normal" style:font-size-asian="18pt" style:font-size-complex="18pt"/>
    </style:style>
    <style:style style:name="T2" style:family="text">
      <style:text-properties fo:color="#808080" style:font-name="Quicksand1" fo:font-size="10.5pt" fo:font-weight="normal"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20.648cm" svg:height="14.248cm" draw:transform="skewX (-0.190066355542183) rotate (-0.0212930168743315) translate (-0.979cm -0.1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3" draw:layer="layout" svg:width="9.476cm" svg:height="9.944cm" svg:x="12.413cm" svg:y="4.6cm">
            <draw:text-box>
              <text:p text:style-name="P2"><text:span text:style-name="T1">Camp</text:span></text:p>
              <text:p text:style-name="P2"><text:span text:style-name="T1">Manager</text:span></text:p>
            </draw:text-box>
          </draw:frame>
          <draw:frame draw:style-name="gr3" draw:text-style-name="P4" draw:layer="layout" svg:width="9.598cm" svg:height="9.598cm" svg:x="2.442cm" svg:y="2.136cm">
            <draw:image xlink:href="Pictures/1000129300003505000035073ADE20C14F6212FB.svg" xlink:type="simple" xlink:show="embed" xlink:actuate="onLoad">
              <text:p/>
            </draw:image>
            <draw:image xlink:href="Pictures/100002010000020100000201FE159C169085CE97.png" xlink:type="simple" xlink:show="embed" xlink:actuate="onLoad"/>
          </draw:frame>
          <draw:frame draw:style-name="gr4" draw:text-style-name="P6" draw:layer="layout" svg:width="4.81cm" svg:height="2.369cm" svg:x="9.573cm" svg:y="12.591cm">
            <draw:text-box>
              <text:p text:style-name="P5"><text:span text:style-name="T2">© 2019 Francesco Monti</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icksand1" svg:font-family="Quicksand" style:font-adornments="Maigre" style:font-pitch="variable"/>
    <style:font-face style:name="Quicksand" svg:font-family="Quicksand"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14T19:28:20.271000000</meta:creation-date>
    <dc:date>2019-08-28T23:55:27.623000000</dc:date>
    <meta:editing-duration>PT10M3S</meta:editing-duration>
    <meta:editing-cycles>5</meta:editing-cycles>
    <meta:generator>LibreOffice/6.0.7.3$Windows_X86_64 LibreOffice_project/dc89aa7a9eabfd848af146d5086077aeed2ae4a5</meta:generator>
    <meta:document-statistic meta:object-count="5"/>
  </office:meta>
</office:document-meta>
</file>